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fo:min-height="2.913cm"/>
    </style:style>
    <style:style style:name="pr2" style:family="presentation" style:parent-style-name="Title1-outline1">
      <style:graphic-properties fo:min-height="9.89cm"/>
    </style:style>
    <style:style style:name="pr3" style:family="presentation" style:parent-style-name="Title1-notes">
      <style:graphic-properties draw:fill-color="#ffffff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3.2999992370605pt" style:font-size-asian="40pt" style:font-size-complex="40pt"/>
    </style:style>
    <style:style style:name="P3" style:family="paragraph">
      <loext:graphic-properties draw:fill="none" draw:fill-color="#ffffff"/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style:font-name="Verdana1"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left="0cm" fo:margin-right="0cm" fo:line-height="100%" fo:text-align="center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66ff99" style:font-name="Verdana1" fo:font-size="12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3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4" style:family="text">
      <style:text-properties fo:color="#ffffff" style:font-name="Verdana1" fo:font-size="36pt" fo:language="en" fo:country="US" style:font-size-asian="36pt" style:font-size-complex="36pt"/>
    </style:style>
    <style:style style:name="T5" style:family="text">
      <style:text-properties fo:color="#ffffff" style:font-name="Verdana1" fo:font-size="32pt" fo:language="en" fo:country="US" style:font-name-asian="DejaVu Sans1" style:font-size-asian="32pt" style:font-name-complex="DejaVu Sans1" style:font-size-complex="32pt"/>
    </style:style>
    <style:style style:name="T6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2.916cm" svg:x="1.399cm" svg:y="0.7cm">
          <text:list text:style-name="L1">
            <text:list-header>
              <text:p text:style-name="P1"><text:span text:style-name="T1">Take and Eat</text:span></text:p>
            </text:list-header>
            <text:list-item>
              <text:p text:style-name="P1"><text:span text:style-name="T2">(James J Quinn &amp; Michael Jonca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5.2cm" svg:height="11.549cm" svg:x="1.166cm" svg:y="4.277cm">
          <text:p text:style-name="P1"><text:span text:style-name="T3">Take and Eat, Take and Eat, </text:span></text:p>
          <text:p text:style-name="P1"><text:span text:style-name="T4">This is my body given up for you.</text:span></text:p>
          <text:p text:style-name="P1"><text:span text:style-name="T4">Take and drink, Take and drink, </text:span></text:p>
          <text:p text:style-name="P1"><text:span text:style-name="T4">This is my blood given up for you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6cm" svg:height="11.128cm" svg:x="3.072cm" svg:y="2.256cm" draw:page-number="1" presentation:class="page"/>
          <draw:custom-shape draw:style-name="gr4" draw:text-style-name="P4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5" draw:layer="layout" svg:width="27.99cm" svg:height="10.14cm" svg:x="-0.001cm" svg:y="4.333cm" presentation:class="outline">
          <draw:text-box>
            <text:p><text:span text:style-name="T3">I am the Word that spoke </text:span></text:p>
            <text:p><text:span text:style-name="T3">and light was made; </text:span></text:p>
            <text:p><text:span text:style-name="T3">I am the seed that died to be reborn;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2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5" draw:layer="layout" svg:width="27.99cm" svg:height="10.14cm" svg:x="-0.001cm" svg:y="4.333cm" presentation:class="outline">
          <draw:text-box>
            <text:p><text:span text:style-name="T3">I am the bread that comes </text:span></text:p>
            <text:p><text:span text:style-name="T3">from heaven above; </text:span></text:p>
            <text:p><text:span text:style-name="T3">I am the vine that fills </text:span></text:p>
            <text:p><text:span text:style-name="T3">your cup with joy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3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4">Take and eat, take and eat, </text:span></text:p>
            <text:p><text:span text:style-name="T4">this is my body given up for you.</text:span></text:p>
            <text:p><text:span text:style-name="T4">Take and drink, take and drink, </text:span></text:p>
            <text:p><text:span text:style-name="T4">this is my blood, given up for you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4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3">I am the Lamb that takes away your sin; </text:span></text:p>
            <text:p><text:span text:style-name="T3">I am the gate that </text:span></text:p>
            <text:p><text:span text:style-name="T3">guards you night and day. 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5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3">You are my flock; </text:span></text:p>
            <text:p><text:span text:style-name="T3">You know the shepherd’s voice. </text:span></text:p>
            <text:p><text:span text:style-name="T3">You are my own; </text:span></text:p>
            <text:p><text:span text:style-name="T3">your ransom is my blood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6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4">Take and eat, take and eat, </text:span></text:p>
            <text:p><text:span text:style-name="T4">this is my body given up for you.</text:span></text:p>
            <text:p><text:span text:style-name="T4">Take and drink, take and drink, </text:span></text:p>
            <text:p><text:span text:style-name="T4">this is my blood, given up for you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7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3">I am the cornerstone </text:span></text:p>
            <text:p><text:span text:style-name="T3">that God has laid, </text:span></text:p>
            <text:p><text:span text:style-name="T3">A chosen stone </text:span></text:p>
            <text:p><text:span text:style-name="T3">and precious in his eyes.</text:span></text:p>
            <text:p><text:span text:style-name="T5"/></text:p>
          </draw:text-box>
        </draw:frame>
        <presentation:notes draw:style-name="dp2">
          <draw:page-thumbnail draw:style-name="gr3" draw:layer="layout" svg:width="14.836cm" svg:height="11.128cm" svg:x="3.072cm" svg:y="2.256cm" draw:page-number="8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5" draw:layer="layout" svg:width="27.99cm" svg:height="10.14cm" svg:x="-0.001cm" svg:y="4.333cm" presentation:class="outline">
          <draw:text-box>
            <text:p><text:span text:style-name="T3">You are God’s dwelling place; </text:span></text:p>
            <text:p><text:span text:style-name="T3">on me you rest, </text:span></text:p>
            <text:p><text:span text:style-name="T3">Like living stones, </text:span></text:p>
            <text:p><text:span text:style-name="T3">a temple for God’s praise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9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4">Take and eat, take and eat, </text:span></text:p>
            <text:p><text:span text:style-name="T4">this is my body given up for you.</text:span></text:p>
            <text:p><text:span text:style-name="T4">Take and drink, take and drink, </text:span></text:p>
            <text:p><text:span text:style-name="T4">this is my blood, given up for you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10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5">I am the light that came into the world </text:span></text:p>
            <text:p><text:span text:style-name="T5">I am the light that darkness cannot hide; </text:span></text:p>
            <text:p><text:span text:style-name="T5">I am the morning star that never sets;</text:span></text:p>
            <text:p><text:span text:style-name="T5">Lift up your face, in you my light will shine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11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4">Take and eat, take and eat, </text:span></text:p>
            <text:p><text:span text:style-name="T4">this is my body given up for you.</text:span></text:p>
            <text:p><text:span text:style-name="T4">Take and drink, take and drink, </text:span></text:p>
            <text:p><text:span text:style-name="T4">this is my blood, given up for you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12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5" draw:layer="layout" svg:width="27.99cm" svg:height="10.14cm" svg:x="-0.001cm" svg:y="4.333cm" presentation:class="outline">
          <draw:text-box>
            <text:p><text:span text:style-name="T3">I am the First and Last, the Living One; </text:span></text:p>
            <text:p><text:span text:style-name="T3">I am the Lord who died that you might live;</text:span></text:p>
            <text:p><text:span text:style-name="T3">I am the Bridegroom, this my wedding song. </text:span></text:p>
            <text:p><text:span text:style-name="T3">You are my bride, come to the marriage feast.</text:span></text:p>
          </draw:text-box>
        </draw:frame>
        <presentation:notes draw:style-name="dp2">
          <draw:page-thumbnail draw:style-name="gr3" draw:layer="layout" svg:width="14.836cm" svg:height="11.128cm" svg:x="3.072cm" svg:y="2.256cm" draw:page-number="13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layer="layout" svg:width="27.99cm" svg:height="10.14cm" svg:x="-0.001cm" svg:y="4.333cm" presentation:class="outline">
          <draw:text-box>
            <text:p><text:span text:style-name="T4">Take and eat, take and eat, </text:span></text:p>
            <text:p><text:span text:style-name="T4">this is my body given up for you.</text:span></text:p>
            <text:p><text:span text:style-name="T4">Take and drink, take and drink, </text:span></text:p>
            <text:p><text:span text:style-name="T4">this is my blood, given up for you.</text:span></text:p>
          </draw:text-box>
        </draw:frame>
        <draw:custom-shape draw:style-name="gr5" draw:text-style-name="P9" draw:layer="layout" svg:width="26.8cm" svg:height="1.782cm" svg:x="0.6cm" svg:y="15.028cm">
          <text:list text:style-name="L4">
            <text:list-header>
              <text:p text:style-name="P8"><text:span text:style-name="T6">“</text:span><text:span text:style-name="T6">Take and eat” Words &amp; music by James J. Quinn and Michael Joncas</text:span></text:p>
              <text:p text:style-name="P8"><text:span text:style-name="T6">© 1989 Gia Publications</text:span></text:p>
              <text:p text:style-name="P8"><text:span text:style-name="T6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6cm" svg:height="11.128cm" svg:x="3.072cm" svg:y="2.256cm" draw:page-number="14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73cm" fo:margin-right="0cm" fo:margin-top="0cm" fo:margin-bottom="0.416cm" fo:line-height="94%" fo:text-align="center" fo:text-indent="-0.87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.0999984741211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92cm" fo:margin-right="0cm" fo:margin-top="0cm" fo:margin-bottom="0.33cm" fo:line-height="94%" fo:text-align="center" fo:text-indent="-0.726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914cm" fo:margin-right="0cm" fo:margin-top="0cm" fo:margin-bottom="0.249cm" fo:line-height="94%" fo:text-align="center" fo:text-indent="-0.582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83cm" fo:margin-right="0cm" fo:margin-top="0cm" fo:margin-bottom="0.165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3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913cm" svg:x="-0.001cm" svg:y="0.695cm" presentation:class="title" presentation:placeholder="true">
        <draw:text-box/>
      </draw:frame>
      <draw:frame presentation:style-name="Title1-outline1" draw:layer="backgroundobjects" svg:width="27.99cm" svg:height="10.14cm" svg:x="-0.001cm" svg:y="4.333cm" presentation:class="outline" presentation:placeholder="true">
        <draw:text-box/>
      </draw:frame>
      <draw:frame presentation:style-name="Mpr7" draw:text-style-name="MP2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206cm" svg:x="9.575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206cm" svg:x="20.075cm" svg:y="15.9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11-28T17:32:18.031147080</dc:date>
    <meta:editing-duration>PT2H53M7S</meta:editing-duration>
    <meta:editing-cycles>29</meta:editing-cycles>
    <meta:generator>LibreOffice/5.0.3.2$Linux_X86_64 LibreOffice_project/00m0$Build-2</meta:generator>
    <meta:document-statistic meta:object-count="96"/>
  </office:meta>
</office:document-meta>
</file>